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9pt" style:font-size-asian="9pt" style:font-size-complex="9pt"/>
    </style:style>
    <style:style style:name="P2" style:family="paragraph" style:parent-style-name="Standard">
      <style:paragraph-properties fo:break-before="page"/>
      <style:text-properties style:font-name="Liberation Mono" fo:font-size="9pt" style:font-size-asian="9pt" style:font-size-complex="9pt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0bb48c"/>
    </style:style>
    <style:style style:name="T2" style:family="text">
      <style:text-properties style:font-name="Liberation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gt; summary(GEN_dataset2$Type)</text:span></text:p>
      <text:p text:style-name="Standard"><text:span text:style-name="T2">Conserver <text:s text:c="2"/>Rejeter </text:span></text:p>
      <text:p text:style-name="Standard"><text:span text:style-name="T2"><text:s text:c="5"/>9500 <text:s text:c="4"/>30300 </text:span></text:p>
      <text:p text:style-name="Standard"><text:span text:style-name="T2">&gt; summary(GEN_dataset2$Groupe)</text:span></text:p>
      <text:p text:style-name="Standard"><text:span text:style-name="T2"><text:s text:c="8"/>Agaricaceae <text:s text:c="8"/>Amanitaceae <text:s text:c="5"/>Auriculariales <text:s text:c="7"/>Bolbitiaceae <text:s text:c="9"/>Boletaceae </text:span></text:p>
      <text:p text:style-name="Standard"><text:span text:style-name="T2"><text:s text:c="15"/>1200 <text:s text:c="15"/>1800 <text:s text:c="16"/>200 <text:s text:c="16"/>400 <text:s text:c="15"/>2300 </text:span></text:p>
      <text:p text:style-name="Standard"><text:span text:style-name="T2"><text:s text:c="5"/>Cantharellales <text:s text:c="7"/>Clavariaceae <text:s text:c="5"/>Cortinariaceae <text:s text:c="6"/>Crepidotaceae <text:s text:c="5"/>Dacrymycetales </text:span></text:p>
      <text:p text:style-name="Standard"><text:span text:style-name="T2"><text:s text:c="16"/>600 <text:s text:c="16"/>100 <text:s text:c="15"/>3700 <text:s text:c="16"/>400 <text:s text:c="16"/>100 </text:span></text:p>
      <text:p text:style-name="Standard"><text:span text:style-name="T2"><text:s text:c="5"/>Entolomataceae <text:s text:c="6"/>Gasteromyceta <text:s text:c="10"/>Gomphales <text:s text:c="6"/>Gomphidiaceae <text:s text:c="9"/>Helotiales </text:span></text:p>
      <text:p text:style-name="Standard"><text:span text:style-name="T2"><text:s text:c="15"/>1000 <text:s text:c="16"/>700 <text:s text:c="16"/>400 <text:s text:c="16"/>700 <text:s text:c="16"/>100 </text:span></text:p>
      <text:p text:style-name="Standard"><text:span text:style-name="T2"><text:s text:c="6"/>Hydnangiaceae <text:s text:c="5"/>Hygrophoraceae Hygrophoropsidaceae <text:s text:c="3"/>Hymenogastraceae <text:s text:c="8"/>Inocybaceae </text:span></text:p>
      <text:p text:style-name="Standard"><text:span text:style-name="T2"><text:s text:c="16"/>200 <text:s text:c="15"/>1500 <text:s text:c="16"/>100 <text:s text:c="16"/>500 <text:s text:c="15"/>1400 </text:span></text:p>
      <text:p text:style-name="Standard"><text:span text:style-name="T2"><text:s text:c="7"/>Leotiomyceta <text:s text:c="8"/>Lepiotaceae <text:s text:c="10"/>Lepisteae <text:s text:c="2"/>Leucopaxilloideae <text:s text:c="6"/>Lyophyllaceae </text:span></text:p>
      <text:p text:style-name="Standard"><text:span text:style-name="T2"><text:s text:c="16"/>100 <text:s text:c="15"/>1000 <text:s text:c="16"/>400 <text:s text:c="16"/>100 <text:s text:c="16"/>200 </text:span></text:p>
      <text:p text:style-name="Standard"><text:span text:style-name="T2"><text:s text:c="7"/>Marasmiaceae <text:s text:c="7"/>Nidulariales <text:s text:c="8"/>Paxillaceae <text:s text:c="10"/>Pezizales <text:s text:c="10"/>Phallales </text:span></text:p>
      <text:p text:style-name="Standard"><text:span text:style-name="T2"><text:s text:c="15"/>2400 <text:s text:c="16"/>200 <text:s text:c="16"/>100 <text:s text:c="15"/>1000 <text:s text:c="16"/>100 </text:span></text:p>
      <text:p text:style-name="Standard"><text:span text:style-name="T2"><text:s text:c="4"/>Physalacriaceae <text:s text:c="7"/>Pleurotaceae <text:s text:c="9"/>Pluteaceae <text:s text:c="8"/>Polyporales <text:s text:c="4"/>Psathyrellaceae </text:span></text:p>
      <text:p text:style-name="Standard"><text:span text:style-name="T2"><text:s text:c="16"/>300 <text:s text:c="16"/>300 <text:s text:c="16"/>400 <text:s text:c="15"/>3200 <text:s text:c="16"/>700 </text:span></text:p>
      <text:p text:style-name="Standard"><text:span text:style-name="T2"><text:s text:c="8"/>Russulaceae <text:s text:c="9"/>Russulales <text:s text:c="5"/>Squamanitaceae <text:s text:c="5"/>Strophariaceae <text:s text:c="6"/>Tapinellaceae </text:span></text:p>
      <text:p text:style-name="Standard"><text:span text:style-name="T2"><text:s text:c="15"/>7000 <text:s text:c="16"/>200 <text:s text:c="16"/>100 <text:s text:c="15"/>1300 <text:s text:c="16"/>100 </text:span></text:p>
      <text:p text:style-name="Standard"><text:span text:style-name="T2"><text:s text:c="8"/>Tremellales <text:s text:c="3"/>Tricholomataceae <text:s text:c="4"/>Tricholomatales <text:s text:c="5"/>Tricholomateae <text:s text:c="8"/>Tubariaceae </text:span></text:p>
      <text:p text:style-name="Standard"><text:span text:style-name="T2"><text:s text:c="16"/>200 <text:s text:c="15"/>1000 <text:s text:c="16"/>100 <text:s text:c="15"/>1800 <text:s text:c="16"/>100 </text:span></text:p>
      <text:p text:style-name="Standard"><text:span text:style-name="T2">&gt; summary(GEN_dataset2$Groupe2)</text:span></text:p>
      <text:p text:style-name="Standard"><text:span text:style-name="T2"><text:s text:c="14"/>Agarics <text:s text:c="13"/>Amanites <text:s text:c="2"/>Aphyllophoromycetes <text:s text:c="12"/>Bolbities <text:s text:c="15"/>Bolets </text:span></text:p>
      <text:p text:style-name="Standard"><text:span text:style-name="T2"><text:s text:c="17"/>1100 <text:s text:c="17"/>1800 <text:s text:c="17"/>4400 <text:s text:c="18"/>400 <text:s text:c="17"/>2700 </text:span></text:p>
      <text:p text:style-name="Standard"><text:span text:style-name="T2"><text:s text:c="14"/>Coprins <text:s text:c="10"/>Cortinaires <text:s text:c="11"/>Crepidotes <text:s text:c="9"/>Discomycetes <text:s text:c="12"/>Entolomes </text:span></text:p>
      <text:p text:style-name="Standard"><text:span text:style-name="T2"><text:s text:c="18"/>800 <text:s text:c="17"/>5400 <text:s text:c="18"/>700 <text:s text:c="17"/>1100 <text:s text:c="17"/>1000 </text:span></text:p>
      <text:p text:style-name="Standard"><text:span text:style-name="T2"><text:s text:c="7"/>Gasteromycetes <text:s text:c="12"/>Gomphides <text:s text:c="10"/>Hygrophores <text:s text:c="13"/>Lepiotes <text:s text:c="13"/>Marasmes </text:span></text:p>
      <text:p text:style-name="Standard"><text:span text:style-name="T2"><text:s text:c="17"/>1000 <text:s text:c="18"/>300 <text:s text:c="17"/>1500 <text:s text:c="17"/>1000 <text:s text:c="17"/>2800 </text:span></text:p>
      <text:p text:style-name="Standard"><text:span text:style-name="T2"><text:s text:c="13"/>Paxilles Phragmobasidiomycetes <text:s text:c="12"/>Pleurotes <text:s text:c="14"/>Plutees <text:s text:c="13"/>Russules </text:span></text:p>
      <text:p text:style-name="Standard"><text:span text:style-name="T2"><text:s text:c="18"/>300 <text:s text:c="18"/>500 <text:s text:c="18"/>500 <text:s text:c="18"/>400 <text:s text:c="17"/>7000 </text:span></text:p>
      <text:p text:style-name="Standard"><text:span text:style-name="T2"><text:s text:c="10"/>Strophaires <text:s text:c="10"/>Tricholomes </text:span></text:p>
      <text:p text:style-name="Standard"><text:span text:style-name="T2"><text:s text:c="17"/>1300 <text:s text:c="17"/>3800 </text:span></text:p>
      <text:p text:style-name="Standard"><text:span text:style-name="T2">&gt; summary(GEN_dataset2$Hymenophore1)</text:span></text:p>
      <text:p text:style-name="Standard"><text:span text:style-name="T2">aiguillons <text:s text:c="3"/>interne <text:s text:c="5"/>lames <text:s text:c="5"/>lisse <text:s text:c="5"/>tubes </text:span></text:p>
      <text:p text:style-name="Standard"><text:span text:style-name="T2"><text:s text:c="7"/>500 <text:s text:c="7"/>900 <text:s text:c="5"/>30300 <text:s text:c="6"/>3400 <text:s text:c="6"/>4700 </text:span></text:p>
      <text:p text:style-name="Standard"><text:span text:style-name="T2">&gt; summary(GEN_dataset2$Hymenophore2)</text:span></text:p>
      <text:p text:style-name="Standard"><text:span text:style-name="T2"><text:s text:c="14"/>- <text:s text:c="6"/>amphigene <text:s text:c="3"/>anastomosees <text:s text:c="8"/>arquees <text:s text:c="9"/>caducs <text:s text:c="8"/>ciliees <text:s text:c="7"/>cireuses </text:span></text:p>
      <text:p text:style-name="Standard"><text:span text:style-name="T2"><text:s text:c="11"/>4700 <text:s text:c="12"/>900 <text:s text:c="12"/>152 <text:s text:c="12"/>553 <text:s text:c="12"/>100 <text:s text:c="12"/>200 <text:s text:c="11"/>1500 </text:span></text:p>
      <text:p text:style-name="Standard"><text:span text:style-name="T2"><text:s text:c="6"/>crenelees <text:s text:c="6"/>decurrent <text:s/>deliquescentes <text:s text:c="10"/>dente <text:s text:c="4"/>detachables <text:s text:c="7"/>epaisses <text:s text:c="9"/>erodee </text:span></text:p>
      <text:p text:style-name="Standard"><text:span text:style-name="T2"><text:s text:c="12"/>200 <text:s text:c="12"/>100 <text:s text:c="12"/>400 <text:s text:c="12"/>700 <text:s text:c="11"/>3300 <text:s text:c="11"/>1149 <text:s text:c="12"/>200 </text:span></text:p>
      <text:p text:style-name="Standard"><text:span text:style-name="T2"><text:s text:c="5"/>floconneux <text:s text:c="6"/>fourchues <text:s text:c="8"/>givrees <text:s text:c="3"/>horizontales <text:s text:c="7"/>inegales <text:s text:c="9"/>infere <text:s text:c="3"/>interveinees </text:span></text:p>
      <text:p text:style-name="Standard"><text:span text:style-name="T2"><text:s text:c="12"/>548 <text:s text:c="11"/>2898 <text:s text:c="11"/>1419 <text:s text:c="11"/>1900 <text:s text:c="10"/>10407 <text:s text:c="12"/>700 <text:s text:c="12"/>200 </text:span></text:p>
      <text:p text:style-name="Standard"><text:span text:style-name="T2"><text:s text:c="9"/>larges <text:s text:c="9"/>molles <text:s text:c="5"/>non caducs non detachables <text:s text:c="5"/>peridioles <text:s text:c="5"/>pleureuses <text:s text:c="11"/>plis </text:span></text:p>
      <text:p text:style-name="Standard"><text:span text:style-name="T2"><text:s text:c="12"/>321 <text:s text:c="12"/>169 <text:s text:c="12"/>400 <text:s text:c="11"/>2000 <text:s text:c="12"/>200 <text:s text:c="12"/>152 <text:s text:c="12"/>400 </text:span></text:p>
      <text:p text:style-name="Standard"><text:span text:style-name="T2"><text:s text:c="5"/>pruineuses <text:s text:c="5"/>separables <text:s text:c="8"/>sinuees <text:s text:c="9"/>supere <text:s text:c="8"/>veinees <text:s text:c="7"/>ventrues </text:span></text:p>
      <text:p text:style-name="Standard"><text:span text:style-name="T2"><text:s text:c="13"/>55 <text:s text:c="12"/>203 <text:s text:c="11"/>1049 <text:s text:c="11"/>1400 <text:s text:c="13"/>62 <text:s text:c="11"/>1163 </text:span></text:p>
      <text:p text:style-name="Standard"><text:soft-page-break/><text:span text:style-name="T2">&gt; summary(GEN_dataset2$Chair.Type)</text:span></text:p>
      <text:p text:style-name="Standard"><text:span text:style-name="T2">cassante avec lait cassante sans lait <text:s text:c="10"/>fibreuse <text:s text:c="10"/>ligneuse <text:s text:c="13"/>molle <text:s text:c="6"/>pulverulente </text:span></text:p>
      <text:p text:style-name="Standard"><text:span text:style-name="T2"><text:s text:c="14"/>2700 <text:s text:c="14"/>6706 <text:s text:c="13"/>26194 <text:s text:c="14"/>2096 <text:s text:c="14"/>1604 <text:s text:c="15"/>500 </text:span></text:p>
      <text:p text:style-name="Standard"><text:span text:style-name="T2">&gt; summary(GEN_dataset2$Chair.Couleur)</text:span></text:p>
      <text:p text:style-name="Standard"><text:span text:style-name="T2"><text:s text:c="6"/>beige <text:s text:c="6"/>blanc <text:s text:c="7"/>bleu <text:s/>bleuissant <text:s text:c="7"/>brun <text:s/>brunissant <text:s text:c="6"/>creme <text:s text:c="7"/>gris <text:s/>grisonnant </text:span></text:p>
      <text:p text:style-name="Standard"><text:span text:style-name="T2"><text:s text:c="8"/>531 <text:s text:c="6"/>19590 <text:s text:c="8"/>403 <text:s text:c="8"/>324 <text:s text:c="7"/>3387 <text:s text:c="8"/>100 <text:s text:c="7"/>2226 <text:s text:c="7"/>1542 <text:s text:c="8"/>160 </text:span></text:p>
      <text:p text:style-name="Standard"><text:span text:style-name="T2"><text:s text:c="6"/>jaune <text:s/>jaunissant <text:s text:c="7"/>noir noircissant <text:s text:c="7"/>ocre <text:s text:c="5"/>orange orangissant <text:s text:c="4"/>pourpre <text:s text:c="7"/>rose </text:span></text:p>
      <text:p text:style-name="Standard"><text:span text:style-name="T2"><text:s text:c="7"/>4299 <text:s text:c="8"/>398 <text:s text:c="8"/>396 <text:s text:c="8"/>195 <text:s text:c="7"/>1267 <text:s text:c="8"/>932 <text:s text:c="8"/>170 <text:s text:c="9"/>76 <text:s text:c="7"/>1149 </text:span></text:p>
      <text:p text:style-name="Standard"><text:span text:style-name="T2"><text:s text:c="2"/>rosissant <text:s text:c="6"/>rouge <text:s/>rougissant translucide <text:s/>verdissant <text:s text:c="7"/>vert <text:s text:c="5"/>violet <text:s/>violettant </text:span></text:p>
      <text:p text:style-name="Standard"><text:span text:style-name="T2"><text:s text:c="8"/>206 <text:s text:c="8"/>549 <text:s text:c="8"/>427 <text:s text:c="9"/>93 <text:s text:c="9"/>31 <text:s text:c="8"/>212 <text:s text:c="7"/>1086 <text:s text:c="9"/>51 </text:span></text:p>
      <text:p text:style-name="Standard"><text:span text:style-name="T2">&gt; summary(GEN_dataset2$Chapeau.Forme)</text:span></text:p>
      <text:p text:style-name="Standard"><text:span text:style-name="T2"><text:s text:c="9"/>aplati <text:s text:c="8"/>arrondi <text:s text:c="9"/>bilobe <text:s text:c="8"/>bossele <text:s text:c="6"/>campanule <text:s text:c="8"/>cerveau <text:s text:c="9"/>charnu </text:span></text:p>
      <text:p text:style-name="Standard"><text:span text:style-name="T2"><text:s text:c="11"/>3297 <text:s text:c="12"/>100 <text:s text:c="13"/>49 <text:s text:c="13"/>90 <text:s text:c="11"/>1118 <text:s text:c="12"/>244 <text:s text:c="12"/>100 </text:span></text:p>
      <text:p text:style-name="Standard"><text:span text:style-name="T2"><text:s text:c="5"/>chou-fleur <text:s text:c="5"/>circulaire <text:s text:c="9"/>cloche <text:s text:c="6"/>colimaçon <text:s text:c="7"/>complexe <text:s text:c="8"/>compose <text:s text:c="8"/>conique </text:span></text:p>
      <text:p text:style-name="Standard"><text:span text:style-name="T2"><text:s text:c="12"/>100 <text:s text:c="13"/>49 <text:s text:c="12"/>132 <text:s text:c="13"/>28 <text:s text:c="13"/>48 <text:s text:c="12"/>400 <text:s text:c="11"/>1702 </text:span></text:p>
      <text:p text:style-name="Standard"><text:span text:style-name="T2"><text:s text:c="8"/>console <text:s text:c="8"/>convexe <text:s text:c="8"/>corolle <text:s text:c="10"/>coupe <text:s text:c="8"/>coussin <text:s text:c="9"/>croute <text:s text:c="5"/>cylindrace </text:span></text:p>
      <text:p text:style-name="Standard"><text:span text:style-name="T2"><text:s text:c="12"/>197 <text:s text:c="10"/>10936 <text:s text:c="13"/>54 <text:s text:c="12"/>298 <text:s text:c="13"/>53 <text:s text:c="12"/>250 <text:s text:c="12"/>102 </text:span></text:p>
      <text:p text:style-name="Standard"><text:span text:style-name="T2"><text:s text:c="8"/>deprime <text:s text:c="9"/>disque <text:s text:c="8"/>enroule <text:s text:c="6"/>entonnoir <text:s text:c="10"/>etale <text:s text:c="10"/>fendu <text:s text:c="6"/>globuleux </text:span></text:p>
      <text:p text:style-name="Standard"><text:span text:style-name="T2"><text:s text:c="11"/>5261 <text:s text:c="12"/>100 <text:s text:c="13"/>94 <text:s text:c="12"/>436 <text:s text:c="11"/>1843 <text:s text:c="12"/>106 <text:s text:c="12"/>918 </text:span></text:p>
      <text:p text:style-name="Standard"><text:span text:style-name="T2"><text:s/>hemicirculaire <text:s text:c="2"/>hemispherique <text:s text:c="11"/>lobe <text:s text:c="6"/>mamelonne <text:s text:c="10"/>obtus <text:s text:c="8"/>oreille <text:s text:c="9"/>ovoide </text:span></text:p>
      <text:p text:style-name="Standard"><text:span text:style-name="T2"><text:s text:c="12"/>890 <text:s text:c="11"/>2867 <text:s text:c="12"/>155 <text:s text:c="11"/>4427 <text:s text:c="13"/>30 <text:s text:c="13"/>49 <text:s text:c="12"/>458 </text:span></text:p>
      <text:p text:style-name="Standard"><text:span text:style-name="T2"><text:s text:c="6"/>parachute petits chapeaux <text:s text:c="6"/>piriforme <text:s text:c="8"/>ramifie <text:s text:c="6"/>reniforme <text:s text:c="7"/>resupine <text:s text:c="8"/>rosette </text:span></text:p>
      <text:p text:style-name="Standard"><text:span text:style-name="T2"><text:s text:c="13"/>53 <text:s text:c="13"/>54 <text:s text:c="12"/>300 <text:s text:c="12"/>700 <text:s text:c="13"/>80 <text:s text:c="12"/>247 <text:s text:c="13"/>46 </text:span></text:p>
      <text:p text:style-name="Standard"><text:span text:style-name="T2"><text:s text:c="10"/>sabot <text:s text:c="10"/>selle <text:s text:c="8"/>spatule <text:s text:c="3"/>subglobuleux <text:s text:c="4"/>trapezoidal <text:s text:c="8"/>trilobe <text:s text:c="6"/>trompette </text:span></text:p>
      <text:p text:style-name="Standard"><text:span text:style-name="T2"><text:s text:c="12"/>103 <text:s text:c="13"/>91 <text:s text:c="12"/>430 <text:s text:c="12"/>310 <text:s text:c="12"/>100 <text:s text:c="14"/>5 <text:s text:c="12"/>100 </text:span></text:p>
      <text:p text:style-name="Standard"><text:span text:style-name="T2"><text:s text:c="4"/>tronconique <text:s text:c="8"/>tronque </text:span></text:p>
      <text:p text:style-name="Standard"><text:span text:style-name="T2"><text:s text:c="12"/>100 <text:s text:c="12"/>100 </text:span></text:p>
      <text:p text:style-name="Standard"><text:span text:style-name="T2">&gt; summary(GEN_dataset2$Chapeau.Surface)</text:span></text:p>
      <text:p text:style-name="Standard"><text:span text:style-name="T2"><text:s text:c="4"/>aiguilles <text:s text:c="5"/>alveoles <text:s text:c="6"/>bossele <text:s text:c="5"/>brillant <text:s text:c="6"/>cabosse <text:s text:c="5"/>chagrine <text:s text:c="3"/>chou-fleur <text:s text:c="6"/>cocarde </text:span></text:p>
      <text:p text:style-name="Standard"><text:span text:style-name="T2"><text:s text:c="10"/>200 <text:s text:c="10"/>100 <text:s text:c="10"/>581 <text:s text:c="9"/>1400 <text:s text:c="11"/>58 <text:s text:c="10"/>224 <text:s text:c="10"/>100 <text:s text:c="10"/>100 </text:span></text:p>
      <text:p text:style-name="Standard"><text:span text:style-name="T2"><text:s text:c="5"/>cotoneux <text:s text:c="5"/>craquele <text:s text:c="5"/>cristule <text:s text:c="4"/>ecailleux <text:s text:c="7"/>etoile <text:s text:c="7"/>feutre <text:s text:c="6"/>fibreux <text:s text:c="3"/>fibrilleux </text:span></text:p>
      <text:p text:style-name="Standard"><text:span text:style-name="T2"><text:s text:c="11"/>55 <text:s text:c="10"/>465 <text:s text:c="11"/>87 <text:s text:c="10"/>974 <text:s text:c="10"/>200 <text:s text:c="9"/>1372 <text:s text:c="11"/>96 <text:s text:c="9"/>2840 </text:span></text:p>
      <text:p text:style-name="Standard"><text:span text:style-name="T2"><text:s text:c="6"/>fimbrie <text:s text:c="6"/>fissure <text:s text:c="5"/>flexueux <text:s text:c="3"/>floconneux <text:s text:c="4"/>furfurace <text:s text:c="3"/>gelatineux <text:s text:c="8"/>givre <text:s text:c="7"/>glabre </text:span></text:p>
      <text:p text:style-name="Standard"><text:span text:style-name="T2"><text:s text:c="10"/>100 <text:s text:c="10"/>225 <text:s text:c="11"/>81 <text:s text:c="10"/>895 <text:s text:c="10"/>348 <text:s text:c="10"/>300 <text:s text:c="10"/>222 <text:s text:c="9"/>1663 </text:span></text:p>
      <text:p text:style-name="Standard"><text:span text:style-name="T2"><text:s text:c="8"/>glace <text:s text:c="4"/>glutineux <text:s text:c="4"/>granuleux <text:s text:c="9"/>gras <text:s text:c="3"/>gribouille <text:s text:c="6"/>herisse <text:s text:c="6"/>hirsute <text:s text:c="3"/>hygrophane </text:span></text:p>
      <text:p text:style-name="Standard"><text:span text:style-name="T2"><text:s text:c="11"/>48 <text:s text:c="11"/>52 <text:s text:c="11"/>51 <text:s text:c="11"/>85 <text:s text:c="10"/>100 <text:s text:c="10"/>162 <text:s text:c="11"/>88 <text:s text:c="10"/>968 </text:span></text:p>
      <text:p text:style-name="Standard"><text:span text:style-name="T2"><text:s text:c="3"/>irregulier <text:s text:c="6"/>laineux <text:s text:c="8"/>lisse <text:s text:c="5"/>lubrifie <text:s text:c="10"/>mat <text:s text:c="4"/>mechuleux <text:s text:c="7"/>micace <text:s text:c="5"/>mouchete </text:span></text:p>
      <text:p text:style-name="Standard"><text:span text:style-name="T2"><text:s text:c="11"/>55 <text:s text:c="10"/>400 <text:s text:c="9"/>5877 <text:s text:c="10"/>377 <text:s text:c="10"/>757 <text:s text:c="10"/>395 <text:s text:c="10"/>224 <text:s text:c="11"/>40 </text:span></text:p>
      <text:p text:style-name="Standard"><text:span text:style-name="T2"><text:s text:c="5"/>papyrace <text:s text:c="6"/>pectine <text:s text:c="7"/>peigne <text:s text:c="4"/>pelucheux <text:s text:c="4"/>penicille <text:s text:c="6"/>plaques <text:s text:c="8"/>poilu <text:s text:c="5"/>pruineux </text:span></text:p>
      <text:p text:style-name="Standard"><text:span text:style-name="T2"><text:s text:c="10"/>100 <text:s text:c="11"/>52 <text:s text:c="11"/>51 <text:s text:c="10"/>100 <text:s text:c="11"/>13 <text:s text:c="11"/>57 <text:s text:c="10"/>100 <text:s text:c="10"/>498 </text:span></text:p>
      <text:p text:style-name="Standard"><text:span text:style-name="T2"><text:s text:c="4"/>pubescent <text:s text:c="5"/>reticule <text:s text:c="9"/>ride <text:s text:c="6"/>rugueux <text:s text:c="10"/>sec <text:s text:c="7"/>soyeux <text:s text:c="5"/>squameux <text:s text:c="8"/>strie </text:span></text:p>
      <text:p text:style-name="Standard"><text:span text:style-name="T2"><text:s text:c="10"/>159 <text:s text:c="11"/>70 <text:s text:c="9"/>2124 <text:s text:c="10"/>555 <text:s text:c="10"/>820 <text:s text:c="10"/>857 <text:s text:c="9"/>2428 <text:s text:c="10"/>606 </text:span></text:p>
      <text:p text:style-name="Standard"><text:span text:style-name="T2"><text:s text:c="4"/>strigueux subfibrilleux <text:s text:c="8"/>tache <text:s text:c="8"/>tigre <text:s text:c="4"/>tomenteux <text:s text:c="6"/>veloute <text:s text:c="6"/>vergete <text:s text:c="5"/>vernisse </text:span></text:p>
      <text:p text:style-name="Standard"><text:span text:style-name="T2"><text:s text:c="10"/>290 <text:s text:c="10"/>152 <text:s text:c="11"/>43 <text:s text:c="11"/>36 <text:s text:c="11"/>54 <text:s text:c="9"/>1389 <text:s text:c="10"/>649 <text:s text:c="10"/>155 </text:span></text:p>
      <text:p text:style-name="Standard"><text:span text:style-name="T2"><text:s text:c="6"/>verrues <text:s text:c="6"/>villeux <text:s text:c="5"/>visqueux <text:s text:c="9"/>zone </text:span></text:p>
      <text:p text:style-name="Standard"><text:span text:style-name="T2"><text:s text:c="10"/>243 <text:s text:c="11"/>52 <text:s text:c="9"/>5545 <text:s text:c="10"/>237 </text:span></text:p>
      <text:p text:style-name="Standard"><text:span text:style-name="T2"/></text:p>
      <text:p text:style-name="P3"><text:span text:style-name="T2">&gt; summary(GEN_dataset2$Chapeau.Couleur)</text:span></text:p>
      <text:p text:style-name="Standard"><text:span text:style-name="T2"><text:s text:c="5"/>beige <text:s text:c="5"/>blanc <text:s text:c="6"/>bleu bleuissant <text:s text:c="6"/>brun <text:s text:c="5"/>creme <text:s text:c="6"/>gris <text:s text:c="5"/>jaune <text:s text:c="6"/>noir <text:s text:c="6"/>ocre </text:span></text:p>
      <text:p text:style-name="Standard"><text:span text:style-name="T2"><text:s text:c="6"/>2512 <text:s text:c="6"/>4067 <text:s text:c="7"/>496 <text:s text:c="8"/>32 <text:s text:c="6"/>8639 <text:s text:c="6"/>1207 <text:s text:c="6"/>3677 <text:s text:c="6"/>3550 <text:s text:c="7"/>754 <text:s text:c="6"/>4246 </text:span></text:p>
      <text:p text:style-name="Standard"><text:span text:style-name="T2"><text:s text:c="4"/>orange <text:s text:c="3"/>pourpre <text:s text:c="6"/>rose <text:s text:c="5"/>rouge <text:s text:c="6"/>vert <text:s text:c="4"/>violet </text:span></text:p>
      <text:p text:style-name="Standard"><text:span text:style-name="T2"><text:s text:c="6"/>3790 <text:s text:c="7"/>540 <text:s text:c="6"/>1255 <text:s text:c="6"/>2497 <text:s text:c="6"/>1037 <text:s text:c="6"/>1501 </text:span></text:p>
      <text:p text:style-name="Standard"><text:span text:style-name="T2">&gt; summary(GEN_dataset2$Chapeau.Marge)</text:span></text:p>
      <text:p text:style-name="Standard"><text:span text:style-name="T2"><text:s text:c="10"/>- <text:s text:c="7"/>aigu appendicule <text:s text:c="4"/>cannele <text:s text:c="3"/>chevelue <text:s text:c="5"/>ciliee <text:s text:c="5"/>cotele <text:s text:c="3"/>cremeuse <text:s text:c="3"/>crenelee </text:span></text:p>
      <text:p text:style-name="Standard"><text:span text:style-name="T2"><text:s text:c="7"/>2000 <text:s text:c="8"/>656 <text:s text:c="7"/>1081 <text:s text:c="7"/>2001 <text:s text:c="8"/>100 <text:s text:c="8"/>100 <text:s text:c="8"/>105 <text:s text:c="8"/>200 <text:s text:c="9"/>45 </text:span></text:p>
      <text:p text:style-name="Standard"><text:span text:style-name="T2"><text:s text:c="3"/>cristule <text:s text:c="3"/>decoupee <text:s text:c="6"/>dente <text:s text:c="5"/>droite <text:s text:c="4"/>enroule <text:s text:c="4"/>epaisse <text:s text:c="6"/>etale <text:s text:c="3"/>excedent <text:s text:c="3"/>festonne </text:span></text:p>
      <text:p text:style-name="Standard"><text:span text:style-name="T2"><text:s text:c="9"/>88 <text:s text:c="8"/>139 <text:s text:c="8"/>574 <text:s text:c="7"/>2471 <text:s text:c="7"/>2816 <text:s text:c="8"/>155 <text:s text:c="8"/>255 <text:s text:c="8"/>427 <text:s text:c="8"/>648 </text:span></text:p>
      <text:p text:style-name="Standard"><text:span text:style-name="T2"><text:s/>fibrilleux <text:s text:c="4"/>fimbrie <text:s text:c="8"/>fin <text:s text:c="4"/>fissile <text:s text:c="4"/>fissure <text:s text:c="3"/>flexueux <text:s/>floconneux <text:s text:c="5"/>frange <text:s text:c="2"/>furfurace </text:span></text:p>
      <text:p text:style-name="Standard"><text:span text:style-name="T2"><text:s text:c="7"/>1185 <text:s text:c="9"/>98 <text:s text:c="8"/>643 <text:s text:c="8"/>151 <text:s text:c="8"/>231 <text:s text:c="7"/>3843 <text:s text:c="8"/>633 <text:s text:c="9"/>53 <text:s text:c="9"/>38 </text:span></text:p>
      <text:p text:style-name="Standard"><text:span text:style-name="T2"><text:s text:c="5"/>givree <text:s text:c="3"/>guttules <text:s text:c="3"/>incurvee <text:s text:c="2"/>inflechie <text:s/>irregulier <text:s text:c="3"/>laineuse <text:s text:c="3"/>lambeaux <text:s text:c="6"/>lisse <text:s text:c="7"/>lobe </text:span></text:p>
      <text:p text:style-name="Standard"><text:span text:style-name="T2"><text:s text:c="8"/>100 <text:s text:c="8"/>100 <text:s text:c="8"/>753 <text:s text:c="9"/>99 <text:s text:c="8"/>552 <text:s text:c="9"/>61 <text:s text:c="9"/>53 <text:s text:c="7"/>8077 <text:s text:c="8"/>397 </text:span></text:p>
      <text:p text:style-name="Standard"><text:span text:style-name="T2"><text:s text:c="6"/>lobee <text:s/>mechuleuse membraneuse <text:s text:c="6"/>obtus <text:s text:c="5"/>obtuse <text:s text:c="5"/>ondule <text:s text:c="3"/>onduleux <text:s text:c="3"/>pectinee <text:s/>pelucheuse </text:span></text:p>
      <text:p text:style-name="Standard"><text:span text:style-name="T2"><text:s text:c="8"/>111 <text:s text:c="8"/>100 <text:s text:c="8"/>300 <text:s text:c="9"/>62 <text:s text:c="7"/>2644 <text:s text:c="8"/>662 <text:s text:c="9"/>51 <text:s text:c="9"/>71 <text:s text:c="9"/>58 </text:span></text:p>
      <text:p text:style-name="Standard"><text:span text:style-name="T2"><text:s text:c="2"/>penicille <text:s text:c="6"/>poilu <text:s/>pubescente <text:s/>retroussee <text:s text:c="4"/>sinueux squamuleuse <text:s text:c="6"/>strie <text:s text:c="5"/>voilee </text:span></text:p>
      <text:p text:style-name="Standard"><text:span text:style-name="T2"><text:s text:c="9"/>12 <text:s text:c="8"/>100 <text:s text:c="8"/>100 <text:s text:c="8"/>100 <text:s text:c="8"/>211 <text:s text:c="9"/>48 <text:s text:c="7"/>3893 <text:s text:c="8"/>349 </text:span></text:p>
      <text:p text:style-name="Standard"><text:span text:style-name="T2">&gt; summary(GEN_dataset2$Spore.Couleur)</text:span></text:p>
      <text:p text:style-name="Standard"><text:span text:style-name="T2"><text:s text:c="2"/>blanc <text:s text:c="3"/>bleu <text:s text:c="3"/>brun <text:s text:c="2"/>creme <text:s text:c="2"/>jaune <text:s text:c="3"/>noir <text:s text:c="3"/>ocre pourpre <text:s text:c="3"/>rose rouille <text:s/>violet </text:span></text:p>
      <text:p text:style-name="Standard"><text:span text:style-name="T2"><text:s text:c="2"/>17246 <text:s text:c="4"/>100 <text:s text:c="3"/>8156 <text:s text:c="3"/>3569 <text:s text:c="3"/>1552 <text:s text:c="3"/>1387 <text:s text:c="3"/>1919 <text:s text:c="4"/>100 <text:s text:c="3"/>1951 <text:s text:c="3"/>3500 <text:s text:c="4"/>320 </text:span></text:p>
      <text:p text:style-name="Standard"><text:span text:style-name="T2">&gt; summary(GEN_dataset2$Lames.Attache)</text:span></text:p>
      <text:p text:style-name="Standard"><text:span text:style-name="T2"><text:s text:c="11"/>- <text:s text:c="8"/>adne <text:s text:c="4"/>collarie <text:s text:c="3"/>decurrent <text:s text:c="4"/>echancre <text:s text:c="7"/>libre subdecurrent <text:s text:c="4"/>sublibre </text:span></text:p>
      <text:p text:style-name="Standard"><text:span text:style-name="T2"><text:s text:c="8"/>6500 <text:s text:c="7"/>10735 <text:s text:c="9"/>143 <text:s text:c="8"/>4539 <text:s text:c="8"/>9117 <text:s text:c="8"/>4457 <text:s text:c="8"/>3013 <text:s text:c="8"/>1296 </text:span></text:p>
      <text:p text:style-name="Standard"><text:span text:style-name="T2">&gt; summary(GEN_dataset2$Lames.Espace)</text:span></text:p>
      <text:p text:style-name="Standard"><text:span text:style-name="T2"><text:s text:c="13"/>- <text:s text:c="8"/>amples <text:s text:c="2"/>assez amples assez espacees <text:s/>assez serrees <text:s text:c="6"/>espacees <text:s text:c="7"/>etroits </text:span></text:p>
      <text:p text:style-name="Standard"><text:span text:style-name="T2"><text:s text:c="10"/>4300 <text:s text:c="11"/>900 <text:s text:c="11"/>400 <text:s text:c="10"/>1052 <text:s text:c="9"/>10254 <text:s text:c="10"/>3321 <text:s text:c="11"/>100 </text:span></text:p>
      <text:p text:style-name="Standard"><text:span text:style-name="T2"><text:s text:c="10"/>fins <text:s text:c="8"/>grands <text:s text:c="8"/>moyens <text:s text:c="8"/>petits <text:s text:c="3"/>peu serrees <text:s text:c="7"/>serrees <text:s/>tres espacees </text:span></text:p>
      <text:p text:style-name="Standard"><text:span text:style-name="T2"><text:s text:c="10"/>2146 <text:s text:c="11"/>100 <text:s text:c="11"/>254 <text:s text:c="11"/>300 <text:s text:c="10"/>6473 <text:s text:c="10"/>7547 <text:s text:c="11"/>300 </text:span></text:p>
      <text:p text:style-name="Standard"><text:span text:style-name="T2"><text:s text:c="5"/>tres fins <text:s text:c="2"/>tres serrees </text:span></text:p>
      <text:p text:style-name="Standard"><text:span text:style-name="T2"><text:s text:c="11"/>900 <text:s text:c="10"/>1453 </text:span></text:p>
      <text:p text:style-name="Standard"><text:span text:style-name="T2">&gt; summary(GEN_dataset2$Lames.Couleur)</text:span></text:p>
      <text:p text:style-name="Standard"><text:span text:style-name="T2"><text:s text:c="10"/>- <text:s text:c="6"/>beige <text:s text:c="6"/>blanc <text:s text:c="7"/>bleu <text:s/>bleuissant <text:s text:c="7"/>brun <text:s/>brunissant <text:s text:c="6"/>creme <text:s text:c="7"/>gris </text:span></text:p>
      <text:p text:style-name="Standard"><text:span text:style-name="T2"><text:s text:c="7"/>1000 <text:s text:c="7"/>1702 <text:s text:c="6"/>10725 <text:s text:c="8"/>250 <text:s text:c="9"/>87 <text:s text:c="7"/>3374 <text:s text:c="9"/>67 <text:s text:c="7"/>4468 <text:s text:c="7"/>2336 </text:span></text:p>
      <text:p text:style-name="Standard"><text:span text:style-name="T2"><text:s text:c="6"/>jaune <text:s text:c="5"/>marron <text:s text:c="7"/>noir noircissant <text:s text:c="7"/>ocre <text:s text:c="5"/>orange <text:s text:c="4"/>pourpre <text:s text:c="7"/>rose <text:s text:c="6"/>rouge </text:span></text:p>
      <text:p text:style-name="Standard"><text:span text:style-name="T2"><text:s text:c="7"/>5017 <text:s text:c="9"/>52 <text:s text:c="8"/>737 <text:s text:c="9"/>49 <text:s text:c="7"/>2264 <text:s text:c="7"/>3337 <text:s text:c="8"/>382 <text:s text:c="7"/>2296 <text:s text:c="8"/>400 </text:span></text:p>
      <text:p text:style-name="Standard"><text:span text:style-name="T2"><text:s/>verdissant <text:s text:c="7"/>vert <text:s text:c="5"/>violet </text:span></text:p>
      <text:p text:style-name="Standard"><text:span text:style-name="T2"><text:s text:c="9"/>31 <text:s text:c="8"/>420 <text:s text:c="8"/>806 </text:span></text:p>
      <text:p text:style-name="Standard"><text:span text:style-name="T2">&gt; summary(GEN_dataset2$Pied.Forme)</text:span></text:p>
      <text:p text:style-name="Standard"><text:span text:style-name="T2"><text:s text:c="8"/>attenue <text:s text:c="6"/>bourrelet <text:s text:c="8"/>bulbeux <text:s text:c="10"/>clave <text:s text:c="5"/>confluents <text:s text:c="8"/>conique <text:s text:c="9"/>courbe </text:span></text:p>
      <text:p text:style-name="Standard"><text:span text:style-name="T2"><text:s text:c="11"/>2233 <text:s text:c="12"/>100 <text:s text:c="11"/>2155 <text:s text:c="11"/>4463 <text:s text:c="12"/>200 <text:s text:c="12"/>200 <text:s text:c="11"/>1354 </text:span></text:p>
      <text:p text:style-name="Standard"><text:span text:style-name="T2"><text:s text:c="10"/>creux <text:s text:c="5"/>cylindrace <text:s text:c="9"/>elance <text:s text:c="8"/>epaissi <text:s text:c="4"/>excentrique <text:s text:c="10"/>farci <text:s text:c="6"/>filiforme </text:span></text:p>
      <text:p text:style-name="Standard"><text:span text:style-name="T2"><text:s text:c="12"/>741 <text:s text:c="10"/>19291 <text:s text:c="12"/>504 <text:s text:c="12"/>245 <text:s text:c="12"/>442 <text:s text:c="12"/>300 <text:s text:c="12"/>100 </text:span></text:p>
      <text:p text:style-name="Standard"><text:span text:style-name="T2"><text:s text:c="7"/>flexueux <text:s text:c="6"/>fusiforme <text:s text:c="8"/>lateral mal differencie <text:s text:c="12"/>nul <text:s text:c="10"/>obese <text:s text:c="7"/>radicant </text:span></text:p>
      <text:p text:style-name="Standard"><text:span text:style-name="T2"><text:s text:c="13"/>53 <text:s text:c="11"/>1567 <text:s text:c="12"/>700 <text:s text:c="12"/>200 <text:s text:c="11"/>3400 <text:s text:c="12"/>183 <text:s text:c="12"/>399 </text:span></text:p>
      <text:p text:style-name="Standard"><text:span text:style-name="T2"><text:s text:c="8"/>ramifie <text:s text:c="3"/>rhizomorphes <text:s text:c="8"/>torsade <text:s text:c="7"/>tortueux <text:s text:c="10"/>trapu <text:s text:c="9"/>ventru </text:span></text:p>
      <text:p text:style-name="Standard"><text:span text:style-name="T2"><text:s text:c="13"/>12 <text:s text:c="13"/>34 <text:s text:c="13"/>92 <text:s text:c="12"/>100 <text:s text:c="12"/>648 <text:s text:c="13"/>84 </text:span></text:p>
      <text:p text:style-name="Standard"><text:soft-page-break/><text:span text:style-name="T2">&gt; summary(GEN_dataset2$Pied.Surface)</text:span></text:p>
      <text:p text:style-name="Standard"><text:span text:style-name="T2"><text:s text:c="9"/>- <text:s text:c="3"/>bossele <text:s text:c="2"/>brillant <text:s text:c="3"/>cannele <text:s text:c="5"/>chine <text:s text:c="3"/>coriace <text:s/>cotonneux <text:s/>ecailleux <text:s text:c="3"/>excorie <text:s text:c="4"/>feutre </text:span></text:p>
      <text:p text:style-name="Standard"><text:span text:style-name="T2"><text:s text:c="6"/>4100 <text:s text:c="7"/>471 <text:s text:c="7"/>306 <text:s text:c="7"/>124 <text:s text:c="7"/>511 <text:s text:c="7"/>100 <text:s text:c="7"/>200 <text:s text:c="7"/>251 <text:s text:c="7"/>200 <text:s text:c="7"/>536 </text:span></text:p>
      <text:p text:style-name="Standard"><text:span text:style-name="T2"><text:s text:c="3"/>fibreux fibrilleux floconneux <text:s/>furfurace <text:s text:c="4"/>glabre <text:s/>granuleux <text:s/>guirlande <text:s text:c="3"/>herisse <text:s text:c="3"/>hirsute irregulier </text:span></text:p>
      <text:p text:style-name="Standard"><text:span text:style-name="T2"><text:s text:c="7"/>206 <text:s text:c="6"/>7171 <text:s text:c="6"/>1208 <text:s text:c="7"/>150 <text:s text:c="6"/>1471 <text:s text:c="7"/>471 <text:s text:c="7"/>351 <text:s text:c="8"/>52 <text:s text:c="7"/>100 <text:s text:c="7"/>400 </text:span></text:p>
      <text:p text:style-name="Standard"><text:span text:style-name="T2"><text:s text:c="3"/>laineux <text:s text:c="5"/>lisse <text:s text:c="2"/>lubrifie <text:s text:c="3"/>margine <text:s text:c="7"/>mat <text:s/>mechuleux <text:s text:c="5"/>moire <text:s text:c="2"/>noduleux <text:s/>pelucheux <text:s text:c="3"/>ponctue </text:span></text:p>
      <text:p text:style-name="Standard"><text:span text:style-name="T2"><text:s text:c="7"/>218 <text:s text:c="6"/>7559 <text:s text:c="8"/>48 <text:s text:c="7"/>100 <text:s text:c="7"/>236 <text:s text:c="7"/>226 <text:s text:c="8"/>57 <text:s text:c="8"/>47 <text:s text:c="7"/>483 <text:s text:c="8"/>57 </text:span></text:p>
      <text:p text:style-name="Standard"><text:span text:style-name="T2"><text:s text:c="4"/>poudre <text:s text:c="2"/>pruineux <text:s text:c="6"/>raye <text:s text:c="2"/>reticule <text:s/>rhizoides <text:s text:c="6"/>ride <text:s text:c="3"/>rugueux <text:s text:c="4"/>satine scrobicule <text:s text:c="7"/>sec </text:span></text:p>
      <text:p text:style-name="Standard"><text:span text:style-name="T2"><text:s text:c="7"/>207 <text:s text:c="6"/>3277 <text:s text:c="7"/>103 <text:s text:c="7"/>745 <text:s text:c="7"/>200 <text:s text:c="6"/>1009 <text:s text:c="7"/>240 <text:s text:c="8"/>50 <text:s text:c="7"/>266 <text:s text:c="8"/>54 </text:span></text:p>
      <text:p text:style-name="Standard"><text:span text:style-name="T2"><text:s text:c="2"/>sillonne <text:s text:c="4"/>soyeux <text:s text:c="2"/>squameux <text:s text:c="5"/>strie <text:s/>tomenteux <text:s text:c="3"/>torsade <text:s text:c="5"/>veine <text:s text:c="3"/>veloute <text:s text:c="2"/>visqueux </text:span></text:p>
      <text:p text:style-name="Standard"><text:span text:style-name="T2"><text:s text:c="7"/>300 <text:s text:c="7"/>152 <text:s text:c="6"/>1359 <text:s text:c="6"/>1116 <text:s text:c="7"/>200 <text:s text:c="7"/>146 <text:s text:c="7"/>864 <text:s text:c="7"/>495 <text:s text:c="6"/>1607 </text:span></text:p>
      <text:p text:style-name="Standard"><text:span text:style-name="T2">&gt; summary(GEN_dataset2$Pied.Couleur)</text:span></text:p>
      <text:p text:style-name="Standard"><text:span text:style-name="T2"><text:s text:c="10"/>- <text:s text:c="6"/>beige <text:s text:c="6"/>blanc <text:s text:c="7"/>bleu <text:s/>bleuissant <text:s text:c="7"/>brun <text:s text:c="6"/>creme <text:s text:c="7"/>gris <text:s/>grisonnant </text:span></text:p>
      <text:p text:style-name="Standard"><text:span text:style-name="T2"><text:s text:c="7"/>4100 <text:s text:c="7"/>1634 <text:s text:c="6"/>11288 <text:s text:c="8"/>473 <text:s text:c="9"/>83 <text:s text:c="7"/>4684 <text:s text:c="7"/>2014 <text:s text:c="7"/>2004 <text:s text:c="9"/>47 </text:span></text:p>
      <text:p text:style-name="Standard"><text:span text:style-name="T2"><text:s text:c="6"/>jaune <text:s text:c="7"/>noir noircissant <text:s text:c="7"/>ocre <text:s text:c="5"/>orange <text:s text:c="4"/>pourpre <text:s text:c="7"/>rose <text:s text:c="6"/>rouge <text:s/>rougissant </text:span></text:p>
      <text:p text:style-name="Standard"><text:span text:style-name="T2"><text:s text:c="7"/>3959 <text:s text:c="8"/>799 <text:s text:c="9"/>55 <text:s text:c="7"/>2006 <text:s text:c="7"/>2226 <text:s text:c="8"/>133 <text:s text:c="7"/>1525 <text:s text:c="7"/>1216 <text:s text:c="9"/>70 </text:span></text:p>
      <text:p text:style-name="Standard"><text:span text:style-name="T2">translucide <text:s text:c="7"/>vert <text:s text:c="5"/>violet </text:span></text:p>
      <text:p text:style-name="Standard"><text:span text:style-name="T2"><text:s text:c="8"/>100 <text:s text:c="8"/>481 <text:s text:c="8"/>903 </text:span></text:p>
      <text:p text:style-name="Standard"><text:span text:style-name="T2">&gt; summary(GEN_dataset2$Habitat)</text:span></text:p>
      <text:p text:style-name="Standard"><text:span text:style-name="T2"><text:s text:c="18"/>aulne <text:s text:c="19"/>bois <text:s text:c="11"/>bois d’aulne <text:s text:c="8"/>bois de bouleau </text:span></text:p>
      <text:p text:style-name="Standard"><text:span text:style-name="T2"><text:s text:c="20"/>100 <text:s text:c="20"/>196 <text:s text:c="21"/>37 <text:s text:c="20"/>232 </text:span></text:p>
      <text:p text:style-name="Standard"><text:span text:style-name="T2"><text:s text:c="10"/>bois de chene <text:s text:c="7"/>bois de conifere <text:s text:c="8"/>bois de feuillu <text:s text:c="10"/>bois de hetre </text:span></text:p>
      <text:p text:style-name="Standard"><text:span text:style-name="T2"><text:s text:c="21"/>99 <text:s text:c="20"/>513 <text:s text:c="19"/>2265 <text:s text:c="20"/>151 </text:span></text:p>
      <text:p text:style-name="Standard"><text:span text:style-name="T2"><text:s text:c="7"/>bois de peuplier <text:s text:c="10"/>bois de saule <text:s text:c="11"/>bois enterre <text:s text:c="14"/>bois mort </text:span></text:p>
      <text:p text:style-name="Standard"><text:span text:style-name="T2"><text:s text:c="21"/>54 <text:s text:c="21"/>48 <text:s text:c="20"/>244 <text:s text:c="20"/>403 </text:span></text:p>
      <text:p text:style-name="Standard"><text:span text:style-name="T2"><text:s text:c="12"/>bois pourri bois pourri de conifere <text:s/>bois pourri de feuillu <text:s text:c="16"/>bouleau </text:span></text:p>
      <text:p text:style-name="Standard"><text:span text:style-name="T2"><text:s text:c="20"/>353 <text:s text:c="20"/>100 <text:s text:c="20"/>100 <text:s text:c="19"/>1466 </text:span></text:p>
      <text:p text:style-name="Standard"><text:span text:style-name="T2"><text:s text:c="17"/>charme <text:s text:c="17"/>chemin <text:s text:c="18"/>chene <text:s text:c="14"/>clairiere </text:span></text:p>
      <text:p text:style-name="Standard"><text:span text:style-name="T2"><text:s text:c="20"/>548 <text:s text:c="20"/>144 <text:s text:c="20"/>957 <text:s text:c="20"/>179 </text:span></text:p>
      <text:p text:style-name="Standard"><text:span text:style-name="T2"><text:s text:c="16"/>compost <text:s text:c="5"/>cones de coniferes <text:s text:c="15"/>conifere <text:s text:c="17"/>debris </text:span></text:p>
      <text:p text:style-name="Standard"><text:span text:style-name="T2"><text:s text:c="21"/>33 <text:s text:c="20"/>100 <text:s text:c="19"/>3650 <text:s text:c="20"/>793 </text:span></text:p>
      <text:p text:style-name="Standard"><text:span text:style-name="T2"><text:s text:c="19"/>dune <text:s text:c="8"/>ecorce de chene <text:s text:c="17"/>epicea <text:s text:c="17"/>erable </text:span></text:p>
      <text:p text:style-name="Standard"><text:span text:style-name="T2"><text:s text:c="21"/>77 <text:s text:c="20"/>200 <text:s text:c="20"/>355 <text:s text:c="22"/>6 </text:span></text:p>
      <text:p text:style-name="Standard"><text:span text:style-name="T2"><text:s text:c="16"/>feuillu <text:s text:c="18"/>foret <text:s text:c="18"/>frene <text:s text:c="17"/>friche </text:span></text:p>
      <text:p text:style-name="Standard"><text:span text:style-name="T2"><text:s text:c="19"/>9159 <text:s text:c="19"/>4514 <text:s text:c="21"/>44 <text:s text:c="20"/>158 </text:span></text:p>
      <text:p text:style-name="Standard"><text:span text:style-name="T2"><text:s text:c="17"/>fumier <text:s text:c="14"/>graminees <text:s text:c="19"/>haie <text:s text:c="13"/>heliophile </text:span></text:p>
      <text:p text:style-name="Standard"><text:span text:style-name="T2"><text:s text:c="21"/>49 <text:s text:c="21"/>73 <text:s text:c="21"/>75 <text:s text:c="21"/>46 </text:span></text:p>
      <text:p text:style-name="Standard"><text:span text:style-name="T2"><text:s text:c="18"/>herbe <text:s text:c="17"/>herbes <text:s text:c="18"/>hetre <text:s text:c="18"/>humus </text:span></text:p>
      <text:p text:style-name="Standard"><text:span text:style-name="T2"><text:s text:c="19"/>2200 <text:s text:c="21"/>22 <text:s text:c="19"/>1869 <text:s text:c="20"/>131 </text:span></text:p>
      <text:p text:style-name="Standard"><text:span text:style-name="T2"><text:s text:c="17"/>jardin <text:s text:c="18"/>lande <text:s text:c="16"/>lisiere <text:s text:c="15"/>marecage </text:span></text:p>
      <text:p text:style-name="Standard"><text:span text:style-name="T2"><text:s text:c="21"/>39 <text:s text:c="21"/>93 <text:s text:c="20"/>715 <text:s text:c="21"/>30 </text:span></text:p>
      <text:p text:style-name="Standard"><text:span text:style-name="T2"><text:s text:c="18"/>mares <text:s text:c="16"/>melezes <text:s text:c="17"/>mousse <text:s text:c="16"/>mousses </text:span></text:p>
      <text:p text:style-name="Standard"><text:span text:style-name="T2"><text:s text:c="20"/>120 <text:s text:c="20"/>100 <text:s text:c="20"/>159 <text:s text:c="20"/>104 </text:span></text:p>
      <text:p text:style-name="Standard"><text:span text:style-name="T2"><text:s text:c="14"/>noisetier <text:s text:c="16"/>orniere <text:s text:c="15"/>ornieres <text:s text:c="16"/>paillis </text:span></text:p>
      <text:p text:style-name="Standard"><text:span text:style-name="T2"><text:s text:c="20"/>132 <text:s text:c="21"/>21 <text:s text:c="20"/>101 <text:s text:c="21"/>35 </text:span></text:p>
      <text:p text:style-name="Standard"><text:span text:style-name="T2"><text:s text:c="19"/>parc <text:s text:c="16"/>pelouse <text:s text:c="15"/>peuplier <text:s text:c="20"/>pin </text:span></text:p>
      <text:p text:style-name="Standard"><text:span text:style-name="T2"><text:s text:c="20"/>207 <text:s text:c="20"/>168 <text:s text:c="20"/>276 <text:s text:c="20"/>731 </text:span></text:p>
      <text:p text:style-name="Standard"><text:soft-page-break/><text:span text:style-name="T2"><text:s text:c="6"/>pin a 2 aiguilles <text:s text:c="17"/>plaine <text:s text:c="16"/>prairie <text:s text:c="20"/>pre </text:span></text:p>
      <text:p text:style-name="Standard"><text:span text:style-name="T2"><text:s text:c="20"/>500 <text:s text:c="20"/>100 <text:s text:c="21"/>86 <text:s text:c="20"/>135 </text:span></text:p>
      <text:p text:style-name="Standard"><text:span text:style-name="T2"><text:s text:c="5"/>racine de conifere <text:s text:c="10"/>racine de pin <text:s text:c="18"/>route <text:s text:c="16"/>ruderal </text:span></text:p>
      <text:p text:style-name="Standard"><text:span text:style-name="T2"><text:s text:c="21"/>54 <text:s text:c="21"/>46 <text:s text:c="21"/>24 <text:s text:c="20"/>141 </text:span></text:p>
      <text:p text:style-name="Standard"><text:span text:style-name="T2"><text:s text:c="18"/>sable <text:s text:c="18"/>saule <text:s text:c="17"/>saules <text:s text:c="11"/>sclerodermes </text:span></text:p>
      <text:p text:style-name="Standard"><text:span text:style-name="T2"><text:s text:c="20"/>146 <text:s text:c="22"/>8 <text:s text:c="20"/>317 <text:s text:c="20"/>100 </text:span></text:p>
      <text:p text:style-name="Standard"><text:span text:style-name="T2"><text:s text:c="15"/>sentiers <text:s text:c="12"/>sols tasses <text:s text:c="17"/>souche <text:s text:c="8"/>souche de chene </text:span></text:p>
      <text:p text:style-name="Standard"><text:span text:style-name="T2"><text:s text:c="21"/>86 <text:s text:c="20"/>100 <text:s text:c="20"/>348 <text:s text:c="20"/>146 </text:span></text:p>
      <text:p text:style-name="Standard"><text:span text:style-name="T2"><text:s text:c="5"/>souche de conifere <text:s text:c="6"/>souche de feuillu <text:s text:c="14"/>sous-bois <text:s text:c="15"/>sphaigne </text:span></text:p>
      <text:p text:style-name="Standard"><text:span text:style-name="T2"><text:s text:c="20"/>100 <text:s text:c="20"/>787 <text:s text:c="20"/>391 <text:s text:c="21"/>53 </text:span></text:p>
      <text:p text:style-name="Standard"><text:span text:style-name="T2"><text:s text:c="17"/>sureau <text:s text:c="16"/>taillis <text:s text:c="18"/>talus <text:s text:c="18"/>terre </text:span></text:p>
      <text:p text:style-name="Standard"><text:span text:style-name="T2"><text:s text:c="21"/>86 <text:s text:c="20"/>419 <text:s text:c="21"/>19 <text:s text:c="20"/>455 </text:span></text:p>
      <text:p text:style-name="Standard"><text:span text:style-name="T2"><text:s text:c="16"/>tilleul <text:s text:c="17"/>tourbe <text:s text:c="18"/>tronc <text:s text:c="14"/>ubiquiste </text:span></text:p>
      <text:p text:style-name="Standard"><text:span text:style-name="T2"><text:s text:c="21"/>33 <text:s text:c="21"/>27 <text:s text:c="20"/>166 <text:s text:c="20"/>100 </text:span></text:p>
      <text:p text:style-name="Standard"><text:span text:style-name="T2"><text:s text:c="14"/>UBIQUISTE </text:span></text:p>
      <text:p text:style-name="Standard"><text:span text:style-name="T2"><text:s text:c="21"/>53 </text:span></text:p>
      <text:p text:style-name="Standard"><text:span text:style-name="T2">&gt; summary(GEN_dataset2$Odeur)</text:span></text:p>
      <text:p text:style-name="Standard"><text:span text:style-name="T2"><text:s text:c="9"/>acidule <text:s text:c="12"/>acre <text:s text:c="8"/>agreable <text:s text:c="13"/>ail <text:s text:c="10"/>amande <text:s text:c="4"/>amande amere </text:span></text:p>
      <text:p text:style-name="Standard"><text:span text:style-name="T2"><text:s text:c="13"/>870 <text:s text:c="13"/>152 <text:s text:c="12"/>1516 <text:s text:c="13"/>100 <text:s text:c="13"/>147 <text:s text:c="13"/>152 </text:span></text:p>
      <text:p text:style-name="Standard"><text:span text:style-name="T2"><text:s text:c="12"/>amer <text:s text:c="12"/>anis <text:s text:c="6"/>aromatique <text:s text:c="5"/>astringente <text:s text:c="9"/>benjoin <text:s text:c="4"/>beurre rance </text:span></text:p>
      <text:p text:style-name="Standard"><text:span text:style-name="T2"><text:s text:c="13"/>100 <text:s text:c="13"/>484 <text:s text:c="13"/>362 <text:s text:c="13"/>100 <text:s text:c="13"/>104 <text:s text:c="13"/>100 </text:span></text:p>
      <text:p text:style-name="Standard"><text:span text:style-name="T2"><text:s text:c="12"/>bois <text:s text:c="10"/>bougie <text:s text:c="9"/>cadavre <text:s text:c="9"/>camphre <text:s text:c="6"/>caoutchouc <text:s text:c="6"/>champignon </text:span></text:p>
      <text:p text:style-name="Standard"><text:span text:style-name="T2"><text:s text:c="14"/>57 <text:s text:c="14"/>41 <text:s text:c="13"/>100 <text:s text:c="14"/>60 <text:s text:c="13"/>441 <text:s text:c="12"/>1696 </text:span></text:p>
      <text:p text:style-name="Standard"><text:span text:style-name="T2"><text:s text:c="8"/>chicoree <text:s text:c="8"/>chocolat <text:s text:c="12"/>chou <text:s text:c="12"/>coco compote de pomme <text:s text:c="7"/>concombre </text:span></text:p>
      <text:p text:style-name="Standard"><text:span text:style-name="T2"><text:s text:c="13"/>198 <text:s text:c="13"/>100 <text:s text:c="14"/>51 <text:s text:c="13"/>371 <text:s text:c="13"/>100 <text:s text:c="13"/>289 </text:span></text:p>
      <text:p text:style-name="Standard"><text:span text:style-name="T2"><text:s text:c="4"/>corne brulee <text:s text:c="4"/>coumarinique <text:s text:c="8"/>crustace <text:s text:c="8"/>cyanique <text:s text:c="5"/>desagreable <text:s text:c="4"/>desinfectant </text:span></text:p>
      <text:p text:style-name="Standard"><text:span text:style-name="T2"><text:s text:c="14"/>53 <text:s text:c="14"/>50 <text:s text:c="13"/>100 <text:s text:c="13"/>300 <text:s text:c="13"/>178 <text:s text:c="14"/>49 </text:span></text:p>
      <text:p text:style-name="Standard"><text:span text:style-name="T2"><text:s text:c="5"/>duvet brule <text:s text:c="10"/>encens <text:s text:c="11"/>epice <text:s text:c="10"/>epicee <text:s text:c="10"/>farine <text:s text:c="8"/>fenugrec </text:span></text:p>
      <text:p text:style-name="Standard"><text:span text:style-name="T2"><text:s text:c="14"/>48 <text:s text:c="14"/>48 <text:s text:c="14"/>80 <text:s text:c="13"/>300 <text:s text:c="12"/>1880 <text:s text:c="14"/>46 </text:span></text:p>
      <text:p text:style-name="Standard"><text:span text:style-name="T2"><text:s/>fleur d’oranger <text:s text:c="10"/>fleuri <text:s text:c="9"/>fromage <text:s text:c="11"/>fruit <text:s text:c="8"/>geranium <text:s text:c="10"/>hareng </text:span></text:p>
      <text:p text:style-name="Standard"><text:span text:style-name="T2"><text:s text:c="14"/>51 <text:s text:c="13"/>205 <text:s text:c="13"/>100 <text:s text:c="12"/>3088 <text:s text:c="13"/>204 <text:s text:c="13"/>200 </text:span></text:p>
      <text:p text:style-name="Standard"><text:span text:style-name="T2"><text:s text:c="11"/>herbe <text:s text:c="2"/>huile de cedre <text:s text:c="9"/>inodore <text:s text:c="12"/>iode <text:s text:c="11"/>iodee <text:s text:c="7"/>iodoforme </text:span></text:p>
      <text:p text:style-name="Standard"><text:span text:style-name="T2"><text:s text:c="13"/>485 <text:s text:c="13"/>252 <text:s text:c="11"/>16935 <text:s text:c="13"/>199 <text:s text:c="13"/>103 <text:s text:c="13"/>100 </text:span></text:p>
      <text:p text:style-name="Standard"><text:span text:style-name="T2"><text:s text:c="10"/>lierre liqueur de fruit <text:s text:c="7"/>mandarine <text:s text:c="11"/>maree <text:s text:c="11"/>metal <text:s text:c="12"/>miel </text:span></text:p>
      <text:p text:style-name="Standard"><text:span text:style-name="T2"><text:s text:c="14"/>52 <text:s text:c="14"/>49 <text:s text:c="13"/>156 <text:s text:c="13"/>100 <text:s text:c="13"/>126 <text:s text:c="13"/>418 </text:span></text:p>
      <text:p text:style-name="Standard"><text:span text:style-name="T2"><text:s text:c="7"/>mirabelle <text:s text:c="8"/>moutarde <text:s text:c="7"/>nauseeuse <text:s text:c="8"/>nitreuse <text:s text:c="4"/>pain d'epice <text:s text:c="8"/>pasteque </text:span></text:p>
      <text:p text:style-name="Standard"><text:span text:style-name="T2"><text:s text:c="14"/>43 <text:s text:c="14"/>54 <text:s text:c="13"/>131 <text:s text:c="14"/>91 <text:s text:c="14"/>42 <text:s text:c="14"/>60 </text:span></text:p>
      <text:p text:style-name="Standard"><text:span text:style-name="T2"><text:s text:c="10"/>persil <text:s text:c="11"/>poire <text:s text:c="9"/>poisson <text:s text:c="10"/>poivre <text:s text:c="8"/>polypore <text:s text:c="11"/>pomme </text:span></text:p>
      <text:p text:style-name="Standard"><text:span text:style-name="T2"><text:s text:c="13"/>100 <text:s text:c="14"/>51 <text:s text:c="13"/>110 <text:s text:c="13"/>300 <text:s text:c="13"/>143 <text:s text:c="13"/>200 </text:span></text:p>
      <text:p text:style-name="Standard"><text:span text:style-name="T2"><text:s text:c="2"/>pomme de terre <text:s text:c="9"/>punaise <text:s text:c="11"/>radis <text:s text:c="11"/>rance <text:s text:c="6"/>raphanoide <text:s text:c="12"/>rave </text:span></text:p>
      <text:p text:style-name="Standard"><text:span text:style-name="T2"><text:s text:c="13"/>350 <text:s text:c="13"/>254 <text:s text:c="12"/>1450 <text:s text:c="14"/>39 <text:s text:c="15"/>2 <text:s text:c="13"/>100 </text:span></text:p>
      <text:p text:style-name="Standard"><text:span text:style-name="T2"><text:s text:c="12"/>rose <text:s text:c="6"/>rose fanee <text:s text:c="11"/>savon <text:s text:c="10"/>soufre <text:s text:c="5"/>spermatique <text:s text:c="11"/>sucre </text:span></text:p>
      <text:p text:style-name="Standard"><text:span text:style-name="T2"><text:s text:c="14"/>57 <text:s text:c="13"/>300 <text:s text:c="13"/>152 <text:s text:c="14"/>49 <text:s text:c="13"/>865 <text:s text:c="14"/>54 </text:span></text:p>
      <text:p text:style-name="Standard"><text:span text:style-name="T2"><text:s text:c="12"/>suif <text:s text:c="11"/>terre <text:s text:c="4"/>terre moisie <text:s text:c="5"/>topinambour <text:s text:c="8"/>vinaigre <text:s text:c="8"/>violette </text:span></text:p>
      <text:p text:style-name="Standard"><text:span text:style-name="T2"><text:s text:c="14"/>59 <text:s text:c="13"/>350 <text:s text:c="13"/>300 <text:s text:c="13"/>100 <text:s text:c="13"/>184 <text:s text:c="14"/>50 </text:span></text:p>
      <text:p text:style-name="Standard"><text:span text:style-name="T2"><text:s text:c="9"/>vireuse </text:span></text:p>
      <text:p text:style-name="Standard"><text:span text:style-name="T2"><text:s text:c="13"/>114 </text:span></text:p>
      <text:p text:style-name="Standard"><text:soft-page-break/><text:span text:style-name="T2">&gt; summary(GEN_dataset2$VG.Type)</text:span></text:p>
      <text:p text:style-name="Standard"><text:span text:style-name="T2"><text:s/>absent present </text:span></text:p>
      <text:p text:style-name="Standard"><text:span text:style-name="T2"><text:s text:c="2"/>37200 <text:s text:c="3"/>2600 </text:span></text:p>
      <text:p text:style-name="Standard"><text:span text:style-name="T2">&gt; summary(GEN_dataset2$VG.Type2)</text:span></text:p>
      <text:p text:style-name="Standard"><text:span text:style-name="T2"><text:s text:c="17"/>- <text:s text:c="8"/>fibrilleux <text:s text:c="8"/>floconneux <text:s text:c="10"/>membrane <text:s text:c="13"/>volve <text:s text:c="2"/>volve circoncise </text:span></text:p>
      <text:p text:style-name="Standard"><text:span text:style-name="T2"><text:s text:c="13"/>37200 <text:s text:c="16"/>92 <text:s text:c="15"/>308 <text:s text:c="15"/>200 <text:s text:c="15"/>800 <text:s text:c="15"/>200 </text:span></text:p>
      <text:p text:style-name="Standard"><text:span text:style-name="T2"><text:s text:c="6"/>volve en sac volve filamenteuse <text:s text:c="5"/>volve friable <text:s text:c="4"/>volve subnulle </text:span></text:p>
      <text:p text:style-name="Standard"><text:span text:style-name="T2"><text:s text:c="15"/>500 <text:s text:c="15"/>100 <text:s text:c="15"/>300 <text:s text:c="15"/>100 </text:span></text:p>
      <text:p text:style-name="Standard"><text:span text:style-name="T2">&gt; summary(GEN_dataset2$VP.Type)</text:span></text:p>
      <text:p text:style-name="Standard"><text:span text:style-name="T2"><text:s text:c="11"/>absent <text:s text:c="11"/>anneau <text:s text:c="10"/>armille <text:s/>armille &amp; anneau armille &amp; cortine <text:s text:c="8"/>bourrelet </text:span></text:p>
      <text:p text:style-name="Standard"><text:span text:style-name="T2"><text:s text:c="12"/>27659 <text:s text:c="13"/>5131 <text:s text:c="14"/>400 <text:s text:c="14"/>700 <text:s text:c="14"/>400 <text:s text:c="14"/>153 </text:span></text:p>
      <text:p text:style-name="Standard"><text:span text:style-name="T2"><text:s text:c="10"/>cortine <text:s text:c="12"/>voile </text:span></text:p>
      <text:p text:style-name="Standard"><text:span text:style-name="T2"><text:s text:c="13"/>5157 <text:s text:c="14"/>200 </text:span></text:p>
      <text:p text:style-name="Standard"><text:span text:style-name="T2">&gt; summary(GEN_dataset2$VP.Type2)</text:span></text:p>
      <text:p text:style-name="Standard"><text:span text:style-name="T2"><text:s text:c="9"/>- <text:s text:c="2"/>abondant <text:s text:c="5"/>ample <text:s text:c="3"/>apprime <text:s/>ascendant <text:s text:c="5"/>blanc <text:s/>bracelets <text:s text:c="6"/>brun <text:s text:c="2"/>complexe <text:s/>cotonneux </text:span></text:p>
      <text:p text:style-name="Standard"><text:span text:style-name="T2"><text:s text:c="5"/>27600 <text:s text:c="7"/>659 <text:s text:c="7"/>509 <text:s text:c="7"/>170 <text:s text:c="8"/>36 <text:s text:c="6"/>1392 <text:s text:c="7"/>136 <text:s text:c="8"/>77 <text:s text:c="7"/>163 <text:s text:c="7"/>100 </text:span></text:p>
      <text:p text:style-name="Standard"><text:span text:style-name="T2">coulissant <text:s text:c="3"/>cremeux <text:s text:c="4"/>dentee <text:s text:c="2"/>dilacere <text:s text:c="4"/>double <text:s/>ecailleux <text:s text:c="5"/>epais <text:s text:c="4"/>etroit fibrilleux floconneux </text:span></text:p>
      <text:p text:style-name="Standard"><text:span text:style-name="T2"><text:s text:c="8"/>72 <text:s text:c="8"/>99 <text:s text:c="7"/>300 <text:s text:c="8"/>85 <text:s text:c="7"/>100 <text:s text:c="7"/>141 <text:s text:c="8"/>65 <text:s text:c="7"/>179 <text:s text:c="6"/>1353 <text:s text:c="7"/>464 </text:span></text:p>
      <text:p text:style-name="Standard"><text:span text:style-name="T2"><text:s text:c="3"/>fragile <text:s text:c="4"/>fugace <text:s text:c="6"/>gris <text:s/>guirlande <text:s text:c="4"/>infere <text:s text:c="5"/>jaune <text:s text:c="3"/>laineux <text:s text:c="5"/>lisse membraneux <text:s text:c="5"/>mixte </text:span></text:p>
      <text:p text:style-name="Standard"><text:span text:style-name="T2"><text:s text:c="7"/>661 <text:s text:c="6"/>1306 <text:s text:c="7"/>102 <text:s text:c="7"/>182 <text:s text:c="8"/>74 <text:s text:c="7"/>699 <text:s text:c="7"/>101 <text:s text:c="8"/>47 <text:s text:c="7"/>954 <text:s text:c="7"/>100 </text:span></text:p>
      <text:p text:style-name="Standard"><text:span text:style-name="T2"><text:s text:c="6"/>ocre <text:s/>pelucheux <text:s text:c="3"/>pendant <text:s text:c="6"/>rose <text:s text:c="5"/>rouge <text:s text:c="3"/>rouille <text:s text:c="4"/>simple <text:s text:c="3"/>spirale <text:s text:c="2"/>squameux <text:s text:c="5"/>strie </text:span></text:p>
      <text:p text:style-name="Standard"><text:span text:style-name="T2"><text:s text:c="7"/>375 <text:s text:c="7"/>113 <text:s text:c="8"/>38 <text:s text:c="8"/>33 <text:s text:c="7"/>254 <text:s text:c="8"/>53 <text:s text:c="7"/>100 <text:s text:c="8"/>54 <text:s text:c="8"/>29 <text:s text:c="8"/>52 </text:span></text:p>
      <text:p text:style-name="Standard"><text:span text:style-name="T2"><text:s text:c="4"/>supere <text:s text:c="4"/>violet <text:s text:c="2"/>visqueux </text:span></text:p>
      <text:p text:style-name="Standard"><text:span text:style-name="T2"><text:s text:c="7"/>100 <text:s text:c="7"/>573 <text:s text:c="7"/>1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43:24.505910146</meta:creation-date>
    <dc:date>2023-09-29T08:19:57.819117978</dc:date>
    <meta:editing-duration>PT20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258" meta:word-count="1559" meta:character-count="23270" meta:non-whitespace-character-count="8553"/>
  </office:meta>
</office:document-meta>
</file>